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line-height="115%" fo:margin-top="0cm" fo:margin-bottom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Meeting</text:span><text:span text:style-name="T1_2"><text:s/></text:span><text:span text:style-name="T1_3">Agenda</text:span></text:p>
      <text:p text:style-name="P2"><text:span text:style-name="T2_1">Location</text:span><text:span text:style-name="T2_2">:<text:s/></text:span><text:span text:style-name="T2_3">EDIT</text:span><text:span text:style-name="T2_4"><text:s/>3217</text:span></text:p>
      <text:p text:style-name="P3"><text:span text:style-name="T3_1">Date</text:span><text:span text:style-name="T3_2">:<text:s/>2011-05-19</text:span></text:p>
      <text:p text:style-name="P4"><text:span text:style-name="T4_1">Time</text:span><text:span text:style-name="T4_2">:<text:s/>10:30<text:s/>-<text:s/>11:45</text:span></text:p>
      <text:p text:style-name="P5"><text:span text:style-name="T5_1">Facilitator</text:span><text:span text:style-name="T5_2">:</text:span></text:p>
      <text:p text:style-name="P6"><text:span text:style-name="T6_1">Participants</text:span><text:span text:style-name="T6_2">:<text:s/></text:span><text:span text:style-name="T6_3">Fredrik</text:span><text:span text:style-name="T6_4"><text:s/></text:span><text:span text:style-name="T6_5">H</text:span><text:span text:style-name="T6_6">,<text:s/></text:span><text:span text:style-name="T6_7">Fredrik</text:span><text:span text:style-name="T6_8"><text:s/></text:span><text:span text:style-name="T6_9">T</text:span><text:span text:style-name="T6_10">,<text:s/></text:span><text:span text:style-name="T6_11">Magnus</text:span><text:span text:style-name="T6_12">,<text:s/></text:span><text:span text:style-name="T6_13">Johannes</text:span></text:p>
      <text:list text:style-name="LS1" xml:id="list0">
        <text:list-item>
          <text:p text:style-name="P7"><text:span text:style-name="T7_1">Objectives</text:span></text:p>
          <text:list>
            <text:list-item>
              <text:p text:style-name="P8"><text:span text:style-name="T8_1">Reviewing</text:span><text:span text:style-name="T8_2"><text:s/></text:span><text:span text:style-name="T8_3">final</text:span><text:span text:style-name="T8_4"><text:s/></text:span><text:span text:style-name="T8_5">comments</text:span><text:span text:style-name="T8_6"><text:s/></text:span><text:span text:style-name="T8_7">from</text:span><text:span text:style-name="T8_8"><text:s/></text:span><text:span text:style-name="T8_9">handler</text:span></text:p>
            </text:list-item>
          </text:list>
        </text:list-item>
        <text:list-item>
          <text:p text:style-name="P9"><text:span text:style-name="T9_1">Reports</text:span></text:p>
          <text:list>
            <text:list-item>
              <text:p text:style-name="P10"><text:span text:style-name="T10_1">Some</text:span><text:span text:style-name="T10_2"><text:s/></text:span><text:span text:style-name="T10_3">unit</text:span><text:span text:style-name="T10_4"><text:s/></text:span><text:span text:style-name="T10_5">testing</text:span><text:span text:style-name="T10_6">.</text:span></text:p>
            </text:list-item>
            <text:list-item>
              <text:p text:style-name="P11"><text:span text:style-name="T11_1">Filters</text:span><text:span text:style-name="T11_2"><text:s/></text:span><text:span text:style-name="T11_3">updated</text:span><text:span text:style-name="T11_4"><text:s/></text:span><text:span text:style-name="T11_5">and</text:span><text:span text:style-name="T11_6"><text:s/></text:span><text:span text:style-name="T11_7">uploaded</text:span><text:span text:style-name="T11_8">.</text:span></text:p>
            </text:list-item>
          </text:list>
        </text:list-item>
        <text:list-item>
          <text:p text:style-name="P12"><text:span text:style-name="T12_1">Discussion</text:span><text:span text:style-name="T12_2"><text:s/></text:span><text:span text:style-name="T12_3">items</text:span></text:p>
          <text:list>
            <text:list-item>
              <text:p text:style-name="P13"><text:span text:style-name="T13_1">Comments</text:span><text:span text:style-name="T13_2"><text:s/></text:span><text:span text:style-name="T13_3">from</text:span><text:span text:style-name="T13_4"><text:s/></text:span><text:span text:style-name="T13_5">handler</text:span></text:p>
              <text:list>
                <text:list-item>
                  <text:p text:style-name="P14"><text:span text:style-name="T14_1">Testing</text:span><text:span text:style-name="T14_2"><text:s/></text:span><text:span text:style-name="T14_3">of</text:span><text:span text:style-name="T14_4"><text:s/></text:span><text:span text:style-name="T14_5">model</text:span></text:p>
                </text:list-item>
                <text:list-item>
                  <text:p text:style-name="P15"><text:span text:style-name="T15_1">Using</text:span><text:span text:style-name="T15_2"><text:s/></text:span><text:span text:style-name="T15_3">interfaces</text:span><text:span text:style-name="T15_4"><text:s/></text:span><text:span text:style-name="T15_5">in</text:span><text:span text:style-name="T15_6"><text:s/></text:span><text:span text:style-name="T15_7">Locator</text:span><text:span text:style-name="T15_8"><text:s/>(</text:span><text:span text:style-name="T15_9">and</text:span><text:span text:style-name="T15_10"><text:s/></text:span><text:span text:style-name="T15_11">thus</text:span><text:span text:style-name="T15_12"><text:s/></text:span><text:span text:style-name="T15_13">eliminating</text:span><text:span text:style-name="T15_14"><text:s/></text:span><text:span text:style-name="T15_15">the</text:span><text:span text:style-name="T15_16"><text:s/></text:span><text:span text:style-name="T15_17">dependency</text:span><text:span text:style-name="T15_18"><text:s/></text:span><text:span text:style-name="T15_19">between</text:span><text:span text:style-name="T15_20"><text:s/></text:span><text:span text:style-name="T15_21">util</text:span><text:span text:style-name="T15_22"><text:s/></text:span><text:span text:style-name="T15_23">and</text:span><text:span text:style-name="T15_24"><text:s/></text:span><text:span text:style-name="T15_25">ctrl</text:span><text:span text:style-name="T15_26">)</text:span></text:p>
                </text:list-item>
                <text:list-item>
                  <text:p text:style-name="P16"><text:span text:style-name="T16_1">Subpackage</text:span><text:span text:style-name="T16_2"><text:s/></text:span><text:span text:style-name="T16_3">for</text:span><text:span text:style-name="T16_4"><text:s/></text:span><text:span text:style-name="T16_5">implementation</text:span><text:span text:style-name="T16_6"><text:s/></text:span><text:span text:style-name="T16_7">of</text:span><text:span text:style-name="T16_8"><text:s/></text:span><text:span text:style-name="T16_9">Ctrl</text:span><text:span text:style-name="T16_10"><text:s/></text:span><text:span text:style-name="T16_11">Interfaces</text:span></text:p>
                </text:list-item>
                <text:list-item>
                  <text:p text:style-name="P17"><text:span text:style-name="T17_1">Documentation</text:span><text:span text:style-name="T17_2"><text:s/>(</text:span><text:span text:style-name="T17_3">incl</text:span><text:span text:style-name="T17_4">.<text:s/></text:span><text:span text:style-name="T17_5">diagrams</text:span><text:span text:style-name="T17_6">)</text:span></text:p>
                </text:list-item>
              </text:list>
            </text:list-item>
            <text:list-item>
              <text:p text:style-name="P18"><text:span text:style-name="T18_1">Presentation</text:span></text:p>
            </text:list-item>
          </text:list>
        </text:list-item>
        <text:list-item>
          <text:p text:style-name="P19"><text:span text:style-name="T19_1">Outcomes</text:span><text:span text:style-name="T19_2"><text:s/></text:span><text:span text:style-name="T19_3">and</text:span><text:span text:style-name="T19_4"><text:s/></text:span><text:span text:style-name="T19_5">assignments</text:span></text:p>
          <text:list>
            <text:list-item>
              <text:p text:style-name="P20"><text:span text:style-name="T20_1">Unit</text:span><text:span text:style-name="T20_2"><text:s/></text:span><text:span text:style-name="T20_3">testing</text:span><text:span text:style-name="T20_4"><text:s/>(</text:span><text:span text:style-name="T20_5">Fredrik</text:span><text:span text:style-name="T20_6"><text:s/></text:span><text:span text:style-name="T20_7">H</text:span><text:span text:style-name="T20_8">,<text:s/></text:span><text:span text:style-name="T20_9">everyone</text:span><text:span text:style-name="T20_10">)</text:span></text:p>
            </text:list-item>
            <text:list-item>
              <text:p text:style-name="P21"><text:span text:style-name="T21_1">Filters</text:span><text:span text:style-name="T21_2"><text:s/>(</text:span><text:span text:style-name="T21_3">Magnus</text:span><text:span text:style-name="T21_4">)</text:span></text:p>
            </text:list-item>
            <text:list-item>
              <text:p text:style-name="P22"><text:span text:style-name="T22_1">Restructuring</text:span><text:span text:style-name="T22_2"><text:s/>(</text:span><text:span text:style-name="T22_3">Fredrik</text:span><text:span text:style-name="T22_4"><text:s/></text:span><text:span text:style-name="T22_5">T</text:span><text:span text:style-name="T22_6">)</text:span></text:p>
            </text:list-item>
            <text:list-item>
              <text:p text:style-name="P23"><text:span text:style-name="T23_1">Splash</text:span><text:span text:style-name="T23_2"><text:s/></text:span><text:span text:style-name="T23_3">screen</text:span><text:span text:style-name="T23_4"><text:s/>(</text:span><text:span text:style-name="T23_5">Johannes</text:span><text:span text:style-name="T23_6">)</text:span></text:p>
            </text:list-item>
          </text:list>
        </text:list-item>
        <text:list-item>
          <text:p text:style-name="P24"><text:span text:style-name="T24_1">Wrap</text:span><text:span text:style-name="T24_2"><text:s/></text:span><text:span text:style-name="T24_3">up</text:span></text:p>
          <text:list>
            <text:list-item>
              <text:p text:style-name="P25"><text:span text:style-name="T25_1">Presentation</text:span><text:span text:style-name="T25_2"><text:s/></text:span><text:span text:style-name="T25_3">practice</text:span><text:span text:style-name="T25_4">:<text:s/></text:span><text:span text:style-name="T25_5">Tuesday</text:span><text:span text:style-name="T25_6"><text:s/>2011-05-24<text:s/>10:00-11:30.</text:span></text:p>
            </text:list-item>
            <text:list-item>
              <text:p text:style-name="P26"><text:span text:style-name="T26_1">Presentation</text:span><text:span text:style-name="T26_2">:<text:s/></text:span><text:span text:style-name="T26_3">Tuesday</text:span><text:span text:style-name="T26_4"><text:s/>2011-05-24<text:s/>13:00-15:30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LLS_1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LS_1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